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3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L7</text:p>
          </table:table-cell>
          <table:table-cell table:style-name="ce4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1</text:p>
          </table:table-cell>
          <table:table-cell table:style-name="ce13" office:value-type="string">
            <text:p>FP2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4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] + [.O2] + [.V2] + [.AA2]" office:value-type="float" office:value="0">
            <text:p>0.00000</text:p>
          </table:table-cell>
          <table:table-cell table:style-name="ce17" table:formula="of:=IF([.AC2]&gt;=0.9875;&quot;A+&quot;;  IF([.AC2]&gt;=0.94; &quot;A&quot;; IF([.AC2]&gt;=0.9; &quot;A-&quot;; IF([.AC2]&gt;=0.87; &quot;B+&quot;; IF([.AC2]&gt;=0.84;&quot;B&quot;; IF([.AC2]&gt;=0.8; &quot;B-&quot;; IF([.AC2]&gt;=0.77; &quot;C+&quot;; IF([.AC2]&gt;=0.74;&quot;C&quot;; IF([.AC2]&gt;=0.7; &quot;C-&quot;; IF([.AC2]&gt;=0.67; &quot;D+&quot;; IF([.AC2]&gt;=0.64;&quot;D&quot;; IF([.AC2]&gt;=0.6; &quot;D-&quot;; &quot;F&quot;))))))))))))" office:value-type="string" office:string-value="F">
            <text:p>F</text:p>
          </table:table-cell>
          <table:table-cell table:style-name="ce19" table:formula="of:=VLOOKUP([.AD2]; [.$AJ$2:.$AK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Katherine Beisler</text:p>
          </table:table-cell>
          <table:table-cell table:number-columns-repeated="7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3] + [.O3] + [.V3] + [.AA3]" office:value-type="float" office:value="0">
            <text:p>0.00000</text:p>
          </table:table-cell>
          <table:table-cell table:style-name="ce17" table:formula="of:=IF([.AC3]&gt;=0.9875;&quot;A+&quot;;  IF([.AC3]&gt;=0.94; &quot;A&quot;; IF([.AC3]&gt;=0.9; &quot;A-&quot;; IF([.AC3]&gt;=0.87; &quot;B+&quot;; IF([.AC3]&gt;=0.84;&quot;B&quot;; IF([.AC3]&gt;=0.8; &quot;B-&quot;; IF([.AC3]&gt;=0.77; &quot;C+&quot;; IF([.AC3]&gt;=0.74;&quot;C&quot;; IF([.AC3]&gt;=0.7; &quot;C-&quot;; IF([.AC3]&gt;=0.67; &quot;D+&quot;; IF([.AC3]&gt;=0.64;&quot;D&quot;; IF([.AC3]&gt;=0.6; &quot;D-&quot;; &quot;F&quot;))))))))))))" office:value-type="string" office:string-value="F">
            <text:p>F</text:p>
          </table:table-cell>
          <table:table-cell table:style-name="ce19" table:formula="of:=VLOOKUP([.AD3]; [.$AJ$2:.$AK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4] + [.O4] + [.V4] + [.AA4]" office:value-type="float" office:value="0">
            <text:p>0.00000</text:p>
          </table:table-cell>
          <table:table-cell table:style-name="ce17" table:formula="of:=IF([.AC4]&gt;=0.9875;&quot;A+&quot;;  IF([.AC4]&gt;=0.94; &quot;A&quot;; IF([.AC4]&gt;=0.9; &quot;A-&quot;; IF([.AC4]&gt;=0.87; &quot;B+&quot;; IF([.AC4]&gt;=0.84;&quot;B&quot;; IF([.AC4]&gt;=0.8; &quot;B-&quot;; IF([.AC4]&gt;=0.77; &quot;C+&quot;; IF([.AC4]&gt;=0.74;&quot;C&quot;; IF([.AC4]&gt;=0.7; &quot;C-&quot;; IF([.AC4]&gt;=0.67; &quot;D+&quot;; IF([.AC4]&gt;=0.64;&quot;D&quot;; IF([.AC4]&gt;=0.6; &quot;D-&quot;; &quot;F&quot;))))))))))))" office:value-type="string" office:string-value="F">
            <text:p>F</text:p>
          </table:table-cell>
          <table:table-cell table:style-name="ce19" table:formula="of:=VLOOKUP([.AD4]; [.$AJ$2:.$AK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3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5] + [.O5] + [.V5] + [.AA5]" office:value-type="float" office:value="0">
            <text:p>0.00000</text:p>
          </table:table-cell>
          <table:table-cell table:style-name="ce17" table:formula="of:=IF([.AC5]&gt;=0.9875;&quot;A+&quot;;  IF([.AC5]&gt;=0.94; &quot;A&quot;; IF([.AC5]&gt;=0.9; &quot;A-&quot;; IF([.AC5]&gt;=0.87; &quot;B+&quot;; IF([.AC5]&gt;=0.84;&quot;B&quot;; IF([.AC5]&gt;=0.8; &quot;B-&quot;; IF([.AC5]&gt;=0.77; &quot;C+&quot;; IF([.AC5]&gt;=0.74;&quot;C&quot;; IF([.AC5]&gt;=0.7; &quot;C-&quot;; IF([.AC5]&gt;=0.67; &quot;D+&quot;; IF([.AC5]&gt;=0.64;&quot;D&quot;; IF([.AC5]&gt;=0.6; &quot;D-&quot;; &quot;F&quot;))))))))))))" office:value-type="string" office:string-value="F">
            <text:p>F</text:p>
          </table:table-cell>
          <table:table-cell table:style-name="ce19" table:formula="of:=VLOOKUP([.AD5]; [.$AJ$2:.$AK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6] + [.O6] + [.V6] + [.AA6]" office:value-type="float" office:value="0">
            <text:p>0.00000</text:p>
          </table:table-cell>
          <table:table-cell table:style-name="ce17" table:formula="of:=IF([.AC6]&gt;=0.9875;&quot;A+&quot;;  IF([.AC6]&gt;=0.94; &quot;A&quot;; IF([.AC6]&gt;=0.9; &quot;A-&quot;; IF([.AC6]&gt;=0.87; &quot;B+&quot;; IF([.AC6]&gt;=0.84;&quot;B&quot;; IF([.AC6]&gt;=0.8; &quot;B-&quot;; IF([.AC6]&gt;=0.77; &quot;C+&quot;; IF([.AC6]&gt;=0.74;&quot;C&quot;; IF([.AC6]&gt;=0.7; &quot;C-&quot;; IF([.AC6]&gt;=0.67; &quot;D+&quot;; IF([.AC6]&gt;=0.64;&quot;D&quot;; IF([.AC6]&gt;=0.6; &quot;D-&quot;; &quot;F&quot;))))))))))))" office:value-type="string" office:string-value="F">
            <text:p>F</text:p>
          </table:table-cell>
          <table:table-cell table:style-name="ce19" table:formula="of:=VLOOKUP([.AD6]; [.$AJ$2:.$AK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3" table:style-name="ce7" office:value-type="string">
            <text:p>F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office:value-type="float" office:value="38">
            <text:p>3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7] + [.O7] + [.V7] + [.AA7]" office:value-type="float" office:value="0">
            <text:p>0.00000</text:p>
          </table:table-cell>
          <table:table-cell table:style-name="ce17" table:formula="of:=IF([.AC7]&gt;=0.9875;&quot;A+&quot;;  IF([.AC7]&gt;=0.94; &quot;A&quot;; IF([.AC7]&gt;=0.9; &quot;A-&quot;; IF([.AC7]&gt;=0.87; &quot;B+&quot;; IF([.AC7]&gt;=0.84;&quot;B&quot;; IF([.AC7]&gt;=0.8; &quot;B-&quot;; IF([.AC7]&gt;=0.77; &quot;C+&quot;; IF([.AC7]&gt;=0.74;&quot;C&quot;; IF([.AC7]&gt;=0.7; &quot;C-&quot;; IF([.AC7]&gt;=0.67; &quot;D+&quot;; IF([.AC7]&gt;=0.64;&quot;D&quot;; IF([.AC7]&gt;=0.6; &quot;D-&quot;; &quot;F&quot;))))))))))))" office:value-type="string" office:string-value="F">
            <text:p>F</text:p>
          </table:table-cell>
          <table:table-cell table:style-name="ce19" table:formula="of:=VLOOKUP([.AD7]; [.$AJ$2:.$AK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style-name="ce7" office:value-type="string">
            <text:p>F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7">
            <text:p>47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9] + [.O9] + [.V9] + [.AA9]" office:value-type="float" office:value="0">
            <text:p>0.00000</text:p>
          </table:table-cell>
          <table:table-cell table:style-name="ce17" table:formula="of:=IF([.AC9]&gt;=0.9875;&quot;A+&quot;;  IF([.AC9]&gt;=0.94; &quot;A&quot;; IF([.AC9]&gt;=0.9; &quot;A-&quot;; IF([.AC9]&gt;=0.87; &quot;B+&quot;; IF([.AC9]&gt;=0.84;&quot;B&quot;; IF([.AC9]&gt;=0.8; &quot;B-&quot;; IF([.AC9]&gt;=0.77; &quot;C+&quot;; IF([.AC9]&gt;=0.74;&quot;C&quot;; IF([.AC9]&gt;=0.7; &quot;C-&quot;; IF([.AC9]&gt;=0.67; &quot;D+&quot;; IF([.AC9]&gt;=0.64;&quot;D&quot;; IF([.AC9]&gt;=0.6; &quot;D-&quot;; &quot;F&quot;))))))))))))" office:value-type="string" office:string-value="F">
            <text:p>F</text:p>
          </table:table-cell>
          <table:table-cell table:style-name="ce19" table:formula="of:=VLOOKUP([.AD9]; [.$AJ$2:.$AK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0] + [.O10] + [.V10] + [.AA10]" office:value-type="float" office:value="0">
            <text:p>0.00000</text:p>
          </table:table-cell>
          <table:table-cell table:style-name="ce17" table:formula="of:=IF([.AC10]&gt;=0.9875;&quot;A+&quot;;  IF([.AC10]&gt;=0.94; &quot;A&quot;; IF([.AC10]&gt;=0.9; &quot;A-&quot;; IF([.AC10]&gt;=0.87; &quot;B+&quot;; IF([.AC10]&gt;=0.84;&quot;B&quot;; IF([.AC10]&gt;=0.8; &quot;B-&quot;; IF([.AC10]&gt;=0.77; &quot;C+&quot;; IF([.AC10]&gt;=0.74;&quot;C&quot;; IF([.AC10]&gt;=0.7; &quot;C-&quot;; IF([.AC10]&gt;=0.67; &quot;D+&quot;; IF([.AC10]&gt;=0.64;&quot;D&quot;; IF([.AC10]&gt;=0.6; &quot;D-&quot;; &quot;F&quot;))))))))))))" office:value-type="string" office:string-value="F">
            <text:p>F</text:p>
          </table:table-cell>
          <table:table-cell table:style-name="ce19" table:formula="of:=VLOOKUP([.AD10]; [.$AJ$2:.$AK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5" office:value-type="string">
            <text:p>A</text:p>
          </table:table-cell>
          <table:table-cell office:value-type="string">
            <text:p>A+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1] + [.O11] + [.V11] + [.AA11]" office:value-type="float" office:value="0">
            <text:p>0.00000</text:p>
          </table:table-cell>
          <table:table-cell table:style-name="ce17" table:formula="of:=IF([.AC11]&gt;=0.9875;&quot;A+&quot;;  IF([.AC11]&gt;=0.94; &quot;A&quot;; IF([.AC11]&gt;=0.9; &quot;A-&quot;; IF([.AC11]&gt;=0.87; &quot;B+&quot;; IF([.AC11]&gt;=0.84;&quot;B&quot;; IF([.AC11]&gt;=0.8; &quot;B-&quot;; IF([.AC11]&gt;=0.77; &quot;C+&quot;; IF([.AC11]&gt;=0.74;&quot;C&quot;; IF([.AC11]&gt;=0.7; &quot;C-&quot;; IF([.AC11]&gt;=0.67; &quot;D+&quot;; IF([.AC11]&gt;=0.64;&quot;D&quot;; IF([.AC11]&gt;=0.6; &quot;D-&quot;; &quot;F&quot;))))))))))))" office:value-type="string" office:string-value="F">
            <text:p>F</text:p>
          </table:table-cell>
          <table:table-cell table:style-name="ce19" table:formula="of:=VLOOKUP([.AD11]; [.$AJ$2:.$AK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B+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2] + [.O12] + [.V12] + [.AA12]" office:value-type="float" office:value="0">
            <text:p>0.00000</text:p>
          </table:table-cell>
          <table:table-cell table:style-name="ce17" table:formula="of:=IF([.AC12]&gt;=0.9875;&quot;A+&quot;;  IF([.AC12]&gt;=0.94; &quot;A&quot;; IF([.AC12]&gt;=0.9; &quot;A-&quot;; IF([.AC12]&gt;=0.87; &quot;B+&quot;; IF([.AC12]&gt;=0.84;&quot;B&quot;; IF([.AC12]&gt;=0.8; &quot;B-&quot;; IF([.AC12]&gt;=0.77; &quot;C+&quot;; IF([.AC12]&gt;=0.74;&quot;C&quot;; IF([.AC12]&gt;=0.7; &quot;C-&quot;; IF([.AC12]&gt;=0.67; &quot;D+&quot;; IF([.AC12]&gt;=0.64;&quot;D&quot;; IF([.AC12]&gt;=0.6; &quot;D-&quot;; &quot;F&quot;))))))))))))" office:value-type="string" office:string-value="F">
            <text:p>F</text:p>
          </table:table-cell>
          <table:table-cell table:style-name="ce19" table:formula="of:=VLOOKUP([.AD12]; [.$AJ$2:.$AK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3] + [.O13] + [.V13] + [.AA13]" office:value-type="float" office:value="0">
            <text:p>0.00000</text:p>
          </table:table-cell>
          <table:table-cell table:style-name="ce17" table:formula="of:=IF([.AC13]&gt;=0.9875;&quot;A+&quot;;  IF([.AC13]&gt;=0.94; &quot;A&quot;; IF([.AC13]&gt;=0.9; &quot;A-&quot;; IF([.AC13]&gt;=0.87; &quot;B+&quot;; IF([.AC13]&gt;=0.84;&quot;B&quot;; IF([.AC13]&gt;=0.8; &quot;B-&quot;; IF([.AC13]&gt;=0.77; &quot;C+&quot;; IF([.AC13]&gt;=0.74;&quot;C&quot;; IF([.AC13]&gt;=0.7; &quot;C-&quot;; IF([.AC13]&gt;=0.67; &quot;D+&quot;; IF([.AC13]&gt;=0.64;&quot;D&quot;; IF([.AC13]&gt;=0.6; &quot;D-&quot;; &quot;F&quot;))))))))))))" office:value-type="string" office:string-value="F">
            <text:p>F</text:p>
          </table:table-cell>
          <table:table-cell table:style-name="ce19" table:formula="of:=VLOOKUP([.AD13]; [.$AJ$2:.$AK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3"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string">
            <text:p>LA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4] + [.O14] + [.V14] + [.AA14]" office:value-type="float" office:value="0">
            <text:p>0.00000</text:p>
          </table:table-cell>
          <table:table-cell table:style-name="ce17" table:formula="of:=IF([.AC14]&gt;=0.9875;&quot;A+&quot;;  IF([.AC14]&gt;=0.94; &quot;A&quot;; IF([.AC14]&gt;=0.9; &quot;A-&quot;; IF([.AC14]&gt;=0.87; &quot;B+&quot;; IF([.AC14]&gt;=0.84;&quot;B&quot;; IF([.AC14]&gt;=0.8; &quot;B-&quot;; IF([.AC14]&gt;=0.77; &quot;C+&quot;; IF([.AC14]&gt;=0.74;&quot;C&quot;; IF([.AC14]&gt;=0.7; &quot;C-&quot;; IF([.AC14]&gt;=0.67; &quot;D+&quot;; IF([.AC14]&gt;=0.64;&quot;D&quot;; IF([.AC14]&gt;=0.6; &quot;D-&quot;; &quot;F&quot;))))))))))))" office:value-type="string" office:string-value="F">
            <text:p>F</text:p>
          </table:table-cell>
          <table:table-cell table:style-name="ce19" table:formula="of:=VLOOKUP([.AD14]; [.$AJ$2:.$AK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style-name="ce6" office:value-type="string">
            <text:p>A-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5] + [.O15] + [.V15] + [.AA15]" office:value-type="float" office:value="0">
            <text:p>0.00000</text:p>
          </table:table-cell>
          <table:table-cell table:style-name="ce17" table:formula="of:=IF([.AC15]&gt;=0.9875;&quot;A+&quot;;  IF([.AC15]&gt;=0.94; &quot;A&quot;; IF([.AC15]&gt;=0.9; &quot;A-&quot;; IF([.AC15]&gt;=0.87; &quot;B+&quot;; IF([.AC15]&gt;=0.84;&quot;B&quot;; IF([.AC15]&gt;=0.8; &quot;B-&quot;; IF([.AC15]&gt;=0.77; &quot;C+&quot;; IF([.AC15]&gt;=0.74;&quot;C&quot;; IF([.AC15]&gt;=0.7; &quot;C-&quot;; IF([.AC15]&gt;=0.67; &quot;D+&quot;; IF([.AC15]&gt;=0.64;&quot;D&quot;; IF([.AC15]&gt;=0.6; &quot;D-&quot;; &quot;F&quot;))))))))))))" office:value-type="string" office:string-value="F">
            <text:p>F</text:p>
          </table:table-cell>
          <table:table-cell table:style-name="ce19" table:formula="of:=VLOOKUP([.AD15]; [.$AJ$2:.$AK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/>
          <table:table-cell table:style-name="ce9"/>
          <table:table-cell/>
          <table:table-cell table:number-columns-repeated="2"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6] + [.O16] + [.V16] + [.AA16]" office:value-type="float" office:value="0">
            <text:p>0.00000</text:p>
          </table:table-cell>
          <table:table-cell table:style-name="ce17" table:formula="of:=IF([.AC16]&gt;=0.9875;&quot;A+&quot;;  IF([.AC16]&gt;=0.94; &quot;A&quot;; IF([.AC16]&gt;=0.9; &quot;A-&quot;; IF([.AC16]&gt;=0.87; &quot;B+&quot;; IF([.AC16]&gt;=0.84;&quot;B&quot;; IF([.AC16]&gt;=0.8; &quot;B-&quot;; IF([.AC16]&gt;=0.77; &quot;C+&quot;; IF([.AC16]&gt;=0.74;&quot;C&quot;; IF([.AC16]&gt;=0.7; &quot;C-&quot;; IF([.AC16]&gt;=0.67; &quot;D+&quot;; IF([.AC16]&gt;=0.64;&quot;D&quot;; IF([.AC16]&gt;=0.6; &quot;D-&quot;; &quot;F&quot;))))))))))))" office:value-type="string" office:string-value="F">
            <text:p>F</text:p>
          </table:table-cell>
          <table:table-cell table:style-name="ce19" table:formula="of:=VLOOKUP([.AD16]; [.$AJ$2:.$AK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7] + [.O17] + [.V17] + [.AA17]" office:value-type="float" office:value="0">
            <text:p>0.00000</text:p>
          </table:table-cell>
          <table:table-cell table:style-name="ce17" table:formula="of:=IF([.AC17]&gt;=0.9875;&quot;A+&quot;;  IF([.AC17]&gt;=0.94; &quot;A&quot;; IF([.AC17]&gt;=0.9; &quot;A-&quot;; IF([.AC17]&gt;=0.87; &quot;B+&quot;; IF([.AC17]&gt;=0.84;&quot;B&quot;; IF([.AC17]&gt;=0.8; &quot;B-&quot;; IF([.AC17]&gt;=0.77; &quot;C+&quot;; IF([.AC17]&gt;=0.74;&quot;C&quot;; IF([.AC17]&gt;=0.7; &quot;C-&quot;; IF([.AC17]&gt;=0.67; &quot;D+&quot;; IF([.AC17]&gt;=0.64;&quot;D&quot;; IF([.AC17]&gt;=0.6; &quot;D-&quot;; &quot;F&quot;))))))))))))" office:value-type="string" office:string-value="F">
            <text:p>F</text:p>
          </table:table-cell>
          <table:table-cell table:style-name="ce19" table:formula="of:=VLOOKUP([.AD17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office:value-type="float" office:value="43">
            <text:p>43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18] + [.O18] + [.V18] + [.AA18]" office:value-type="float" office:value="0">
            <text:p>0.00000</text:p>
          </table:table-cell>
          <table:table-cell table:style-name="ce17" table:formula="of:=IF([.AC18]&gt;=0.9875;&quot;A+&quot;;  IF([.AC18]&gt;=0.94; &quot;A&quot;; IF([.AC18]&gt;=0.9; &quot;A-&quot;; IF([.AC18]&gt;=0.87; &quot;B+&quot;; IF([.AC18]&gt;=0.84;&quot;B&quot;; IF([.AC18]&gt;=0.8; &quot;B-&quot;; IF([.AC18]&gt;=0.77; &quot;C+&quot;; IF([.AC18]&gt;=0.74;&quot;C&quot;; IF([.AC18]&gt;=0.7; &quot;C-&quot;; IF([.AC18]&gt;=0.67; &quot;D+&quot;; IF([.AC18]&gt;=0.64;&quot;D&quot;; IF([.AC18]&gt;=0.6; &quot;D-&quot;; &quot;F&quot;))))))))))))" office:value-type="string" office:string-value="F">
            <text:p>F</text:p>
          </table:table-cell>
          <table:table-cell table:style-name="ce19" table:formula="of:=VLOOKUP([.AD18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B+</text:p>
          </table:table-cell>
          <table:table-cell table:number-columns-repeated="4" office:value-type="string">
            <text:p>A</text:p>
          </table:table-cell>
          <table:table-cell table:style-name="ce7" office:value-type="string">
            <text:p>F</text:p>
          </table:table-cell>
          <table:table-cell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46">
            <text:p>46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office:value-type="string">
            <text:p>A-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0] + [.O20] + [.V20] + [.AA20]" office:value-type="float" office:value="0">
            <text:p>0.00000</text:p>
          </table:table-cell>
          <table:table-cell table:style-name="ce17" table:formula="of:=IF([.AC20]&gt;=0.9875;&quot;A+&quot;;  IF([.AC20]&gt;=0.94; &quot;A&quot;; IF([.AC20]&gt;=0.9; &quot;A-&quot;; IF([.AC20]&gt;=0.87; &quot;B+&quot;; IF([.AC20]&gt;=0.84;&quot;B&quot;; IF([.AC20]&gt;=0.8; &quot;B-&quot;; IF([.AC20]&gt;=0.77; &quot;C+&quot;; IF([.AC20]&gt;=0.74;&quot;C&quot;; IF([.AC20]&gt;=0.7; &quot;C-&quot;; IF([.AC20]&gt;=0.67; &quot;D+&quot;; IF([.AC20]&gt;=0.64;&quot;D&quot;; IF([.AC20]&gt;=0.6; &quot;D-&quot;; &quot;F&quot;))))))))))))" office:value-type="string" office:string-value="F">
            <text:p>F</text:p>
          </table:table-cell>
          <table:table-cell table:style-name="ce19" table:formula="of:=VLOOKUP([.AD20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8">
            <text:p>48</text:p>
          </table:table-cell>
          <table:table-cell table:style-name="ce5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7" office:value-type="string">
            <text:p>B</text:p>
          </table:table-cell>
          <table:table-cell table:style-name="ce5" table:number-columns-repeated="2"/>
          <table:table-cell table:style-name="ce9"/>
          <table:table-cell/>
          <table:table-cell table:style-name="ce16" table:formula="of:=[.J21] + [.O21] + [.V21] + [.AA21]" office:value-type="float" office:value="0">
            <text:p>0.00000</text:p>
          </table:table-cell>
          <table:table-cell table:style-name="ce17" table:formula="of:=IF([.AC21]&gt;=0.9875;&quot;A+&quot;;  IF([.AC21]&gt;=0.94; &quot;A&quot;; IF([.AC21]&gt;=0.9; &quot;A-&quot;; IF([.AC21]&gt;=0.87; &quot;B+&quot;; IF([.AC21]&gt;=0.84;&quot;B&quot;; IF([.AC21]&gt;=0.8; &quot;B-&quot;; IF([.AC21]&gt;=0.77; &quot;C+&quot;; IF([.AC21]&gt;=0.74;&quot;C&quot;; IF([.AC21]&gt;=0.7; &quot;C-&quot;; IF([.AC21]&gt;=0.67; &quot;D+&quot;; IF([.AC21]&gt;=0.64;&quot;D&quot;; IF([.AC21]&gt;=0.6; &quot;D-&quot;; &quot;F&quot;))))))))))))" office:value-type="string" office:string-value="F">
            <text:p>F</text:p>
          </table:table-cell>
          <table:table-cell table:style-name="ce19" table:formula="of:=VLOOKUP([.AD21]; [.$AJ$2:.$AK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7"/>
          <table:table-cell table:style-name="ce17" table:formula="of:=AVERAGE([.AC2:.AC18])" office:value-type="float" office:value="0">
            <text:p>0</text:p>
          </table:table-cell>
          <table:table-cell table:style-name="ce14"/>
          <table:table-cell table:style-name="ce17" table:formula="of:=AVERAGE([.AE2:.AE21]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style-name="ce5" table:formula="of:=AVERAGE([.M2:.M21]) / 50" office:value-type="float" office:value="0.901052631578947">
            <text:p>0.9010526316</text:p>
          </table:table-cell>
          <table:table-cell/>
          <table:table-cell table:style-name="ce10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4"/>
        </table:table-row>
        <table:table-row table:style-name="ro2">
          <table:table-cell table:number-columns-repeated="9"/>
          <table:table-cell table:style-name="ce10"/>
          <table:table-cell table:number-columns-repeated="1009"/>
        </table:table-row>
        <table:table-row table:style-name="ro2" table:number-rows-repeated="104854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 style:data-style-name="N2" text:time-value="0000-00-00T14:14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4-21T15:33:38</dc:date>
    <dc:creator>Gregory Kapfhammer</dc:creator>
    <meta:editing-duration>P26DT6H51M48S</meta:editing-duration>
    <meta:editing-cycles>248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468" meta:object-count="0"/>
  </office:meta>
</office:document-meta>
</file>